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Heading_20_1">
      <style:paragraph-properties fo:text-align="center" style:justify-single-word="false"/>
      <style:text-properties fo:color="#000000" style:text-underline-style="solid" style:text-underline-width="auto" style:text-underline-color="font-color"/>
    </style:style>
    <style:style style:name="P3" style:family="paragraph" style:parent-style-name="Heading_20_2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ersonas de la informática</text:h>
      <text:h text:style-name="P3" text:outline-level="2"><text:span text:style-name="T1">Donald Knuth</text:span></text:h>
      <text:p text:style-name="P1"><text:span text:style-name="T2">Uno de los más reconocidos expertos en ciencias de la computación por su fructifera investigación dentro del análisis de algoritmos y compiladores.</text:span></text:p>
      <text:h text:style-name="P4" text:outline-level="2"><text:span text:style-name="T2">Fred Brooks</text:span></text:h>
      <text:p text:style-name="P1"><text:span text:style-name="T2">Ingeniero de Software y científico de la computación, conocido por dirigir el desarrollo del sistema operativo OS/360.</text:span></text:p>
      <text:h text:style-name="P4" text:outline-level="2"><text:span text:style-name="T2">Alan Kay</text:span></text:h>
      <text:p text:style-name="P1"><text:span text:style-name="T2">Informático estadounidense, conocido por sus trabajos pioneros en POO y el diseño de sistemas de interfaz gráfica de usuario. Presidente y fundador del Viewpoints Research Institute.</text:span></text:p>
      <text:h text:style-name="P4" text:outline-level="2"><text:span text:style-name="T2">Edsger Dijkstra</text:span></text:h>
      <text:p text:style-name="P1"><text:span text:style-name="T2">Fue un científico de la computación, entre sus contribuciones a las ciencias de la computación destacan el algoritmo de Dijkstra, la notación polaca inversa (junto con el algoritmo shunting yard), el algoritmo del banquero y la construcción del semáforo para coordinar multiples procesos.</text:span></text:p>
      <text:h text:style-name="P4" text:outline-level="2"><text:span text:style-name="T2">Alan Turing</text:span></text:h>
      <text:p text:style-name="Text_20_body"><text:span text:style-name="T3">Precursor de la informática moderna y creador de la máquina de Turing. Formuló su propia versión de la tesis de Church-Turing, trabajó en descifrar los códigos nazis de la máquina Enigma y contribuyó al enigma de si las máquinas pueden pensar.</text:span></text:p>
      <text:h text:style-name="P4" text:outline-level="2"><text:span text:style-name="T2">Manuel Sadosky</text:span></text:h>
      <text:p text:style-name="P1"><text:span text:style-name="T2">Fue un científico argentino, trajo la computadora Clementina al país y fue el creador de la carrera de Computador Científ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2-08-24T22:10:59</meta:creation-date>
    <dc:date>2012-08-24T23:17:27</dc:date>
    <dc:creator>Alejandro </dc:creator>
    <meta:editing-duration>PT1H6M28S</meta:editing-duration>
    <meta:editing-cycles>3</meta:editing-cycles>
    <meta:generator>LibreOffice/3.4$Unix LibreOffice_project/340m1$Build-402</meta:generator>
    <meta:document-statistic meta:table-count="0" meta:image-count="0" meta:object-count="0" meta:page-count="1" meta:paragraph-count="13" meta:word-count="185" meta:character-count="1200" meta:non-whitespace-character-count="1028"/>
  </office:meta>
</office:document-meta>
</file>